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6200000020851FD40179252218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opacity="96%" draw:textarea-horizontal-align="justify" draw:textarea-vertical-align="middle" draw:auto-grow-height="false" fo:min-height="0.301cm" fo:min-width="1.175cm"/>
    </style:style>
    <style:style style:name="gr2" style:family="graphic" style:parent-style-name="standard">
      <style:graphic-properties draw:opacity="96%" draw:textarea-vertical-align="middle"/>
    </style:style>
    <style:style style:name="gr3" style:family="graphic" style:parent-style-name="standard">
      <style:graphic-properties draw:opacity="96%" draw:textarea-horizontal-align="justify" draw:textarea-vertical-align="middle" draw:auto-grow-height="false" fo:min-height="1.053cm" fo:min-width="0.804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opacity="96%" draw:textarea-horizontal-align="left" draw:auto-grow-height="true" draw:auto-grow-width="true" fo:min-height="0.864cm" fo:min-width="2.541cm"/>
      <style:paragraph-properties style:writing-mode="lr-tb"/>
    </style:style>
    <style:style style:name="gr5" style:family="graphic" style:parent-style-name="standard">
      <style:graphic-properties draw:opacity="96%" draw:textarea-horizontal-align="justify" draw:textarea-vertical-align="middle" draw:auto-grow-height="false" fo:min-height="1.037cm" fo:min-width="0.577cm"/>
    </style:style>
    <style:style style:name="gr6" style:family="graphic" style:parent-style-name="objectwithoutfill">
      <style:graphic-properties svg:stroke-width="0cm" svg:stroke-color="#000000" draw:marker-start="Arrow" draw:marker-start-width="0.2cm" draw:marker-end="" draw:marker-end-width="0.3cm" draw:fill="none" draw:opacity="96%" draw:textarea-vertical-align="middle" fo:padding-top="0.125cm" fo:padding-bottom="0.125cm" fo:padding-left="0.25cm" fo:padding-right="0.25cm"/>
    </style:style>
    <style:style style:name="gr7" style:family="graphic" style:parent-style-name="standard">
      <style:graphic-properties draw:opacity="96%" draw:textarea-horizontal-align="justify" draw:textarea-vertical-align="middle" draw:auto-grow-height="false" fo:min-height="1.037cm" fo:min-width="0.577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opacity="96%" draw:textarea-horizontal-align="left" draw:auto-grow-height="true" draw:auto-grow-width="true" fo:min-height="0.864cm" fo:min-width="2.719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opacity="96%" draw:textarea-horizontal-align="left" draw:auto-grow-height="true" draw:auto-grow-width="true" fo:min-height="0.864cm" fo:min-width="1.661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opacity="96%" draw:textarea-horizontal-align="left" draw:auto-grow-height="true" draw:auto-grow-width="true" fo:min-height="0.864cm" fo:min-width="0.662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opacity="96%" draw:textarea-horizontal-align="left" draw:auto-grow-height="true" draw:auto-grow-width="false" fo:min-height="0.864cm" fo:min-width="0cm"/>
      <style:paragraph-properties style:writing-mode="lr-tb"/>
    </style:style>
    <style:style style:name="gr12" style:family="graphic" style:parent-style-name="standard">
      <style:graphic-properties draw:opacity="96%" draw:textarea-horizontal-align="justify" draw:textarea-vertical-align="middle" draw:auto-grow-height="false" fo:min-height="0cm" fo:min-width="0cm"/>
    </style:style>
    <style:style style:name="gr13" style:family="graphic" style:parent-style-name="standard">
      <style:graphic-properties draw:stroke="none" svg:stroke-color="#000000" draw:fill="none" draw:fill-color="#ffffff" draw:opacity="96%" draw:textarea-horizontal-align="left" draw:auto-grow-height="true" draw:auto-grow-width="true" fo:min-height="2.286cm" fo:min-width="0.628cm"/>
      <style:paragraph-properties style:writing-mode="lr-tb"/>
    </style:style>
    <style:style style:name="gr14" style:family="graphic" style:parent-style-name="objectwithoutfill">
      <style:graphic-properties draw:marker-end="Arrow" draw:marker-end-width="0.3cm" draw:fill="none" draw:opacity="96%" draw:textarea-vertical-align="middle"/>
    </style:style>
    <style:style style:name="gr15" style:family="graphic" style:parent-style-name="standard">
      <style:graphic-properties draw:stroke="none" draw:fill="none" draw:opacity="96%" fo:min-height="1.575cm"/>
      <style:paragraph-properties style:writing-mode="lr-tb"/>
    </style:style>
    <style:style style:name="gr16" style:family="graphic" style:parent-style-name="objectwithoutfill">
      <style:graphic-properties svg:stroke-width="0.1cm" draw:marker-start-width="0.35cm" draw:marker-end-width="0.35cm" draw:fill="none" draw:opacity="96%" draw:textarea-vertical-align="middle" fo:padding-top="0.175cm" fo:padding-bottom="0.175cm" fo:padding-left="0.3cm" fo:padding-right="0.3cm"/>
    </style:style>
    <style:style style:name="gr17" style:family="graphic" style:parent-style-name="objectwithoutfill">
      <style:graphic-properties svg:stroke-width="0.1cm" svg:stroke-color="#000000" draw:marker-start-width="0.5cm" draw:marker-end-width="0.5cm" draw:fill="none" draw:opacity="96%" draw:textarea-vertical-align="middle" fo:padding-top="0.175cm" fo:padding-bottom="0.175cm" fo:padding-left="0.3cm" fo:padding-right="0.3cm"/>
    </style:style>
    <style:style style:name="gr18" style:family="graphic" style:parent-style-name="standard">
      <style:graphic-properties svg:stroke-width="0.1cm" draw:marker-start-width="0.35cm" draw:marker-end-width="0.35cm" draw:opacity="96%" draw:textarea-vertical-align="middle" fo:padding-top="0.175cm" fo:padding-bottom="0.175cm" fo:padding-left="0.3cm" fo:padding-right="0.3cm"/>
    </style:style>
    <style:style style:name="gr19" style:family="graphic" style:parent-style-name="standard">
      <style:graphic-properties draw:stroke="none" svg:stroke-color="#000000" draw:fill="none" draw:fill-color="#ffffff" draw:opacity="96%" draw:textarea-horizontal-align="left" draw:auto-grow-height="true" draw:auto-grow-width="true" fo:min-height="0.712cm" fo:min-width="0.353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opacity="96%" draw:auto-grow-height="true" draw:auto-grow-width="false" fo:max-height="0cm" fo:min-height="0.589cm"/>
      <style:paragraph-properties style:writing-mode="lr-tb"/>
    </style:style>
    <style:style style:name="gr21" style:family="graphic" style:parent-style-name="standard">
      <style:graphic-properties draw:stroke="none" draw:stroke-dash="Dot" svg:stroke-color="#000000" draw:fill="none" draw:fill-color="#ffffff" draw:opacity="96%" draw:auto-grow-height="true" draw:auto-grow-width="false" fo:max-height="0cm" fo:min-height="0.589cm"/>
      <style:paragraph-properties style:writing-mode="lr-tb"/>
    </style:style>
    <style:style style:name="gr22" style:family="graphic" style:parent-style-name="Objeto_20_sem_20_preenchimento_20_nem_20_linha">
      <style:graphic-properties draw:stroke="none" draw:fill="none" draw:opacity="96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standard">
      <style:graphic-properties draw:stroke="none" svg:stroke-color="#000000" draw:fill="none" draw:fill-color="#ffffff" draw:opacity="96%" draw:auto-grow-height="true" draw:auto-grow-width="false" fo:max-height="0cm" fo:min-height="2.353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opacity="96%" draw:auto-grow-height="true" draw:auto-grow-width="false" fo:max-height="0cm" fo:min-height="1.765cm"/>
      <style:paragraph-properties style:writing-mode="lr-tb"/>
    </style:style>
    <style:style style:name="gr25" style:family="graphic">
      <style:graphic-properties style:protect="size"/>
    </style:style>
    <style:style style:name="pr1" style:family="presentation" style:parent-style-name="Padrão-notes">
      <style:graphic-properties draw:fill-color="#ffffff" fo:min-height="13.364cm"/>
      <style:paragraph-properties style:writing-mode="lr-tb"/>
    </style:style>
    <style:style style:name="P1" style:family="paragraph">
      <loext:graphic-properties draw:opacity="96%"/>
      <style:paragraph-properties fo:text-align="center"/>
      <style:text-properties fo:language="en" fo:country="GB"/>
    </style:style>
    <style:style style:name="P2" style:family="paragraph">
      <style:paragraph-properties fo:text-align="center" style:writing-mode="lr-tb"/>
      <style:text-properties fo:language="en" fo:country="GB"/>
    </style:style>
    <style:style style:name="P3" style:family="paragraph">
      <loext:graphic-properties draw:opacity="96%"/>
      <style:paragraph-properties fo:text-align="center" style:writing-mode="lr-tb"/>
      <style:text-properties fo:language="en" fo:country="GB"/>
    </style:style>
    <style:style style:name="P4" style:family="paragraph">
      <loext:graphic-properties draw:fill="none" draw:fill-color="#ffffff" draw:opacity="96%"/>
      <style:paragraph-properties style:writing-mode="lr-tb"/>
      <style:text-properties fo:font-size="18pt" fo:language="en" fo:country="GB"/>
    </style:style>
    <style:style style:name="P5" style:family="paragraph">
      <loext:graphic-properties draw:fill="none" draw:opacity="96%"/>
      <style:paragraph-properties fo:text-align="center"/>
      <style:text-properties fo:language="en" fo:country="GB"/>
    </style:style>
    <style:style style:name="P6" style:family="paragraph">
      <style:paragraph-properties fo:text-align="center" style:writing-mode="lr-tb"/>
      <style:text-properties fo:font-size="18pt" fo:language="en" fo:country="GB"/>
    </style:style>
    <style:style style:name="P7" style:family="paragraph">
      <loext:graphic-properties draw:opacity="96%"/>
      <style:paragraph-properties fo:text-align="center" style:writing-mode="lr-tb"/>
      <style:text-properties fo:font-size="18pt" fo:language="en" fo:country="GB"/>
    </style:style>
    <style:style style:name="P8" style:family="paragraph">
      <loext:graphic-properties draw:opacity="96%"/>
      <style:paragraph-properties fo:text-align="center"/>
    </style:style>
    <style:style style:name="P9" style:family="paragraph">
      <loext:graphic-properties draw:fill="none" draw:fill-color="#ffffff" draw:opacity="96%"/>
      <style:paragraph-properties style:writing-mode="lr-tb"/>
    </style:style>
    <style:style style:name="P10" style:family="paragraph">
      <loext:graphic-properties draw:fill="none" draw:opacity="96%"/>
      <style:paragraph-properties fo:text-align="center"/>
    </style:style>
    <style:style style:name="P11" style:family="paragraph">
      <loext:graphic-properties draw:fill="none" draw:opacity="96%"/>
      <style:paragraph-properties style:writing-mode="lr-tb"/>
    </style:style>
    <style:style style:name="P12" style:family="paragraph">
      <loext:graphic-properties draw:fill="none" draw:fill-color="#ffffff" draw:opacity="96%"/>
      <style:paragraph-properties style:writing-mode="lr-tb"/>
      <style:text-properties fo:font-weight="bold" style:font-weight-asian="bold" style:font-weight-complex="bold"/>
    </style:style>
    <style:style style:name="P13" style:family="paragraph">
      <loext:graphic-properties draw:fill-color="#ffffff"/>
      <style:paragraph-properties style:writing-mode="lr-tb"/>
    </style:style>
    <style:style style:name="T1" style:family="text">
      <style:text-properties fo:language="en" fo:country="GB"/>
    </style:style>
    <style:style style:name="T2" style:family="text">
      <style:text-properties fo:font-size="18pt" fo:language="en" fo:country="GB"/>
    </style:style>
    <style:style style:name="T3" style:family="text">
      <style:text-properties style:text-position="-33% 58%" fo:font-size="18pt" fo:language="en" fo:country="GB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18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text-position="-33% 58%"/>
    </style:style>
    <style:style style:name="T7" style:family="text">
      <style:text-properties fo:font-size="15pt" fo:font-weight="bold" style:font-size-asian="15pt" style:font-weight-asian="bold" style:font-size-complex="15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draw:g>
          <draw:g>
            <draw:custom-shape draw:style-name="gr1" draw:text-style-name="P1" xml:id="id1" draw:id="id1" draw:layer="layout" svg:width="1.675cm" svg:height="0.551cm" svg:x="9.989cm" svg:y="3.535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xml:id="id8" draw:id="id8" draw:layer="layout" svg:width="1.675cm" svg:height="0.551cm" svg:x="14.789cm" svg:y="3.535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xml:id="id3" draw:id="id3" draw:layer="layout" svg:width="1.675cm" svg:height="0.551cm" svg:x="9.989cm" svg:y="7.435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xml:id="id6" draw:id="id6" draw:layer="layout" svg:width="1.675cm" svg:height="0.551cm" svg:x="14.889cm" svg:y="7.435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xml:id="id7" draw:id="id7" draw:layer="layout" svg:width="1.675cm" svg:height="0.551cm" draw:transform="rotate (1.5707963267949) translate (13.056cm 6.551cm)">
              <text:p/>
              <draw:enhanced-geometry svg:viewBox="0 0 21600 21600" draw:type="rectangle" draw:enhanced-path="M 0 0 L 21600 0 21600 21600 0 21600 0 0 Z N"/>
            </draw:custom-shape>
            <draw:connector draw:style-name="gr2" draw:text-style-name="P1" draw:layer="layout" svg:x1="9.989cm" svg:y1="3.81cm" svg:x2="8.335cm" svg:y2="4.877cm" draw:start-shape="id1" draw:start-glue-point="3" draw:end-shape="id2" draw:end-glue-point="4" svg:d="M9989 3810h-1654v1067" svg:viewBox="0 0 1655 1068">
              <text:p/>
            </draw:connector>
            <draw:connector draw:style-name="gr2" draw:text-style-name="P1" draw:layer="layout" svg:x1="8.335cm" svg:y1="6.72cm" svg:x2="9.989cm" svg:y2="7.71cm" draw:start-shape="id2" draw:start-glue-point="8" draw:end-shape="id3" draw:end-glue-point="3" svg:d="M8335 6720v990h1654" svg:viewBox="0 0 1655 991">
              <text:p/>
            </draw:connector>
            <draw:connector draw:style-name="gr2" draw:text-style-name="P1" draw:layer="layout" draw:line-skew="0.239cm" svg:x1="17.797cm" svg:y1="10.54cm" svg:x2="13.323cm" svg:y2="11.077cm" draw:start-shape="id4" draw:start-glue-point="2" draw:end-shape="id5" draw:end-glue-point="6" svg:d="M17797 10540v1277h-4474v-740" svg:viewBox="0 0 4475 1278">
              <text:p/>
            </draw:connector>
            <draw:connector draw:style-name="gr2" draw:text-style-name="P1" draw:layer="layout" svg:x1="11.664cm" svg:y1="7.71cm" svg:x2="14.889cm" svg:y2="7.71cm" draw:start-shape="id3" draw:start-glue-point="1" draw:end-shape="id6" draw:end-glue-point="3" svg:d="M11664 7710h3225" svg:viewBox="0 0 3226 1">
              <text:p/>
            </draw:connector>
            <draw:connector draw:style-name="gr2" draw:text-style-name="P1" draw:layer="layout" svg:x1="13.331cm" svg:y1="6.551cm" svg:x2="14.889cm" svg:y2="7.71cm" draw:start-shape="id7" draw:start-glue-point="3" draw:end-shape="id6" draw:end-glue-point="3" svg:d="M13331 6551v1159h1558" svg:viewBox="0 0 1559 1160">
              <text:p/>
            </draw:connector>
            <draw:connector draw:style-name="gr2" draw:text-style-name="P1" draw:layer="layout" svg:x1="14.789cm" svg:y1="3.81cm" svg:x2="13.331cm" svg:y2="4.876cm" draw:start-shape="id8" draw:start-glue-point="3" draw:end-shape="id7" draw:end-glue-point="1" svg:d="M14789 3810h-1458v1066" svg:viewBox="0 0 1459 1067">
              <text:p/>
            </draw:connector>
            <draw:custom-shape draw:style-name="gr3" draw:text-style-name="P3" xml:id="id2" draw:id="id2" draw:layer="layout" svg:width="1.842cm" svg:height="1.843cm" svg:x="7.414cm" svg:y="4.877cm">
              <text:p text:style-name="P2"><text:span text:style-name="T1">+</text:span></text:p>
              <text:p text:style-name="P2"><text:span text:style-name="T1">-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4" draw:text-style-name="P4" draw:layer="layout" svg:width="3.041cm" svg:height="1.114cm" svg:x="18.645cm" svg:y="6.14cm">
              <draw:text-box>
                <text:p><text:span text:style-name="T2">I</text:span><text:span text:style-name="T3">b</text:span><text:span text:style-name="T2"> = K</text:span><text:span text:style-name="T3">b</text:span><text:span text:style-name="T2"> V</text:span><text:span text:style-name="T3">b</text:span></text:p>
              </draw:text-box>
            </draw:frame>
            <draw:g xml:id="id10" draw:id="id10">
              <draw:custom-shape draw:style-name="gr5" draw:text-style-name="P1" draw:layer="layout" svg:width="2.153cm" svg:height="2.573cm" svg:x="16.79cm" svg:y="4.466cm">
                <text:p/>
                <draw:enhanced-geometry svg:viewBox="0 0 21600 21600" draw:glue-points="10800 0 0 10800 10800 21600 21600 10800" draw:text-areas="5400 5400 16200 16200" draw:type="diamond" draw:enhanced-path="M 10800 0 L 21600 10800 10800 21600 0 10800 10800 0 Z N"/>
              </draw:custom-shape>
              <draw:line draw:style-name="gr6" draw:text-style-name="P5" draw:layer="layout" svg:x1="17.864cm" svg:y1="5.213cm" svg:x2="17.864cm" svg:y2="6.478cm">
                <text:p/>
              </draw:line>
            </draw:g>
            <draw:custom-shape draw:style-name="gr7" draw:text-style-name="P7" xml:id="id5" draw:id="id5" draw:layer="layout" svg:width="2.153cm" svg:height="2.573cm" svg:x="12.246cm" svg:y="8.504cm">
              <text:p text:style-name="P6"><text:span text:style-name="T2">+</text:span></text:p>
              <text:p text:style-name="P6"><text:span text:style-name="T2">-</text:span></text:p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  <draw:frame draw:style-name="gr8" draw:text-style-name="P4" draw:layer="layout" svg:width="3.219cm" svg:height="1.114cm" svg:x="13.667cm" svg:y="10.219cm">
              <draw:text-box>
                <text:p><text:span text:style-name="T4">V</text:span><text:span text:style-name="T5">d</text:span><text:span text:style-name="T4"> = K</text:span><text:span text:style-name="T5">d</text:span><text:span text:style-name="T4"> I</text:span><text:span text:style-name="T5">d</text:span><text:span text:style-name="T2"> </text:span></text:p>
              </draw:text-box>
            </draw:frame>
            <draw:connector draw:style-name="gr2" draw:text-style-name="P8" draw:layer="layout" svg:x1="11.664cm" svg:y1="7.71cm" svg:x2="13.323cm" svg:y2="8.504cm" draw:start-shape="id3" draw:start-glue-point="1" draw:end-shape="id5" draw:end-glue-point="4" svg:d="M11664 7710h1659v794" svg:viewBox="0 0 1660 795">
              <text:p/>
            </draw:connector>
            <draw:connector draw:style-name="gr2" draw:text-style-name="P8" draw:layer="layout" svg:x1="11.664cm" svg:y1="3.81cm" svg:x2="13.331cm" svg:y2="4.876cm" draw:start-shape="id1" draw:start-glue-point="1" draw:end-shape="id7" draw:end-glue-point="1" svg:d="M11664 3810h1667v1066" svg:viewBox="0 0 1668 1067">
              <text:p/>
            </draw:connector>
            <draw:connector draw:style-name="gr2" draw:text-style-name="P8" draw:layer="layout" draw:line-skew="0.801cm" svg:x1="16.564cm" svg:y1="7.71cm" svg:x2="17.698cm" svg:y2="7.74cm" draw:start-shape="id6" draw:start-glue-point="1" draw:end-shape="id9" draw:end-glue-point="6" svg:d="M16564 7710h1368v30h-234" svg:viewBox="0 0 1369 31">
              <text:p/>
            </draw:connector>
            <draw:connector draw:style-name="gr2" draw:text-style-name="P8" draw:layer="layout" svg:x1="16.464cm" svg:y1="3.81cm" svg:x2="17.866cm" svg:y2="4.466cm" draw:start-shape="id8" draw:start-glue-point="1" draw:end-shape="id10" draw:end-glue-point="0" svg:d="M16464 3810h1402v656" svg:viewBox="0 0 1403 657">
              <text:p/>
            </draw:connector>
            <draw:connector draw:style-name="gr2" draw:text-style-name="P8" draw:layer="layout" draw:line-skew="-0.192cm" svg:x1="17.866cm" svg:y1="7.039cm" svg:x2="17.797cm" svg:y2="8.813cm" draw:start-shape="id10" draw:start-glue-point="2" draw:end-shape="id4" draw:end-glue-point="0" svg:d="M17866 7039v671h-69v1103" svg:viewBox="0 0 70 1775">
              <text:p/>
            </draw:connector>
            <draw:custom-shape draw:style-name="gr1" draw:text-style-name="P1" xml:id="id11" draw:id="id11" draw:layer="layout" svg:width="1.675cm" svg:height="0.551cm" svg:x="9.988cm" svg:y="11.535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xml:id="id12" draw:id="id12" draw:layer="layout" svg:width="1.675cm" svg:height="0.551cm" draw:transform="rotate (1.5707963267949) translate (8.055cm 10.551cm)">
              <text:p/>
              <draw:enhanced-geometry svg:viewBox="0 0 21600 21600" draw:type="rectangle" draw:enhanced-path="M 0 0 L 21600 0 21600 21600 0 21600 0 0 Z N"/>
            </draw:custom-shape>
            <draw:connector draw:style-name="gr2" draw:text-style-name="P8" draw:layer="layout" svg:x1="11.663cm" svg:y1="11.81cm" svg:x2="13.323cm" svg:y2="11.077cm" draw:start-shape="id11" draw:start-glue-point="1" draw:end-shape="id5" draw:end-glue-point="6" svg:d="M11663 11810h1660v-733" svg:viewBox="0 0 1661 734">
              <text:p/>
            </draw:connector>
            <draw:connector draw:style-name="gr2" draw:text-style-name="P8" draw:layer="layout" svg:x1="8.33cm" svg:y1="8.876cm" svg:x2="9.989cm" svg:y2="7.71cm" draw:start-shape="id12" draw:start-glue-point="1" draw:end-shape="id3" draw:end-glue-point="3" svg:d="M8330 8876v-1166h1659" svg:viewBox="0 0 1660 1167">
              <text:p/>
            </draw:connector>
            <draw:connector draw:style-name="gr2" draw:text-style-name="P8" draw:layer="layout" svg:x1="8.33cm" svg:y1="10.551cm" svg:x2="9.988cm" svg:y2="11.81cm" draw:start-shape="id12" draw:start-glue-point="3" draw:end-shape="id11" draw:end-glue-point="3" svg:d="M8330 10551v1259h1658" svg:viewBox="0 0 1659 1260">
              <text:p/>
            </draw:connector>
            <draw:frame draw:style-name="gr9" draw:text-style-name="P4" draw:layer="layout" svg:width="2.161cm" svg:height="1.114cm" svg:x="19.045cm" svg:y="8.54cm">
              <draw:text-box>
                <text:p><text:span text:style-name="T2">I</text:span><text:span text:style-name="T3">c</text:span></text:p>
              </draw:text-box>
            </draw:frame>
            <draw:frame draw:style-name="gr10" draw:text-style-name="P9" draw:layer="layout" svg:width="1.162cm" svg:height="1.114cm" svg:x="10.356cm" svg:y="4.086cm">
              <draw:text-box>
                <text:p>R<text:span text:style-name="T6">1</text:span></text:p>
              </draw:text-box>
            </draw:frame>
            <draw:frame draw:style-name="gr10" draw:text-style-name="P9" draw:layer="layout" svg:width="1.162cm" svg:height="1.114cm" svg:x="10.333cm" svg:y="12.086cm">
              <draw:text-box>
                <text:p>R<text:span text:style-name="T6">7</text:span></text:p>
              </draw:text-box>
            </draw:frame>
            <draw:frame draw:style-name="gr10" draw:text-style-name="P9" draw:layer="layout" svg:width="1.162cm" svg:height="1.114cm" svg:x="15.203cm" svg:y="7.986cm">
              <draw:text-box>
                <text:p>R<text:span text:style-name="T6">5</text:span></text:p>
              </draw:text-box>
            </draw:frame>
            <draw:frame draw:style-name="gr11" draw:text-style-name="P9" draw:layer="layout" svg:width="1.162cm" svg:height="1.114cm" svg:x="10.286cm" svg:y="7.986cm">
              <draw:text-box>
                <text:p>R<text:span text:style-name="T6">4</text:span></text:p>
              </draw:text-box>
            </draw:frame>
            <draw:frame draw:style-name="gr10" draw:text-style-name="P9" draw:layer="layout" svg:width="1.162cm" svg:height="1.114cm" svg:x="13.447cm" svg:y="5.304cm">
              <draw:text-box>
                <text:p>R<text:span text:style-name="T6">3</text:span></text:p>
              </draw:text-box>
            </draw:frame>
            <draw:frame draw:style-name="gr10" draw:text-style-name="P9" draw:layer="layout" svg:width="1.162cm" svg:height="1.114cm" svg:x="15.109cm" svg:y="4.086cm">
              <draw:text-box>
                <text:p>R<text:span text:style-name="T6">2</text:span></text:p>
              </draw:text-box>
            </draw:frame>
            <draw:frame draw:style-name="gr10" draw:text-style-name="P9" draw:layer="layout" svg:width="1.162cm" svg:height="1.114cm" svg:x="6.893cm" svg:y="9.12cm">
              <draw:text-box>
                <text:p>R<text:span text:style-name="T6">6</text:span></text:p>
              </draw:text-box>
            </draw:frame>
            <draw:custom-shape draw:style-name="gr12" draw:text-style-name="P8" draw:layer="layout" svg:width="0.234cm" svg:height="0.258cm" svg:x="13.197cm" svg:y="7.6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" draw:text-style-name="P8" xml:id="id9" draw:id="id9" draw:layer="layout" svg:width="0.234cm" svg:height="0.258cm" svg:x="17.698cm" svg:y="7.61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" draw:text-style-name="P8" draw:layer="layout" svg:width="0.234cm" svg:height="0.258cm" svg:x="13.198cm" svg:y="11.71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" draw:text-style-name="P8" draw:layer="layout" svg:width="0.234cm" svg:height="0.258cm" svg:x="13.198cm" svg:y="3.71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" draw:text-style-name="P8" xml:id="id13" draw:id="id13" draw:layer="layout" svg:width="0.234cm" svg:height="0.258cm" svg:x="8.198cm" svg:y="7.61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13" draw:text-style-name="P9" draw:layer="layout" svg:width="1.128cm" svg:height="2.536cm" svg:x="12.023cm" svg:y="4.499cm">
              <draw:text-box>
                <text:p>+</text:p>
                <text:p>V<text:span text:style-name="T6">b</text:span></text:p>
                <text:p>-</text:p>
              </draw:text-box>
            </draw:frame>
            <draw:line draw:style-name="gr14" draw:text-style-name="P10" draw:layer="layout" svg:x1="8.975cm" svg:y1="8.876cm" svg:x2="8.975cm" svg:y2="10.763cm">
              <text:p/>
            </draw:line>
            <draw:frame draw:style-name="gr15" draw:text-style-name="P11" draw:layer="layout" svg:width="1.837cm" svg:height="1.825cm" svg:x="9.122cm" svg:y="9.125cm">
              <draw:text-box>
                <text:p><text:span text:style-name="T4">I</text:span><text:span text:style-name="T5">d</text:span></text:p>
              </draw:text-box>
            </draw:frame>
            <draw:g xml:id="id4" draw:id="id4">
              <draw:line draw:style-name="gr16" draw:text-style-name="P10" draw:layer="layout" svg:x1="17.798cm" svg:y1="8.813cm" svg:x2="17.798cm" svg:y2="9.387cm">
                <text:p/>
              </draw:line>
              <draw:line draw:style-name="gr16" draw:text-style-name="P10" draw:layer="layout" svg:x1="17.037cm" svg:y1="9.392cm" svg:x2="18.557cm" svg:y2="9.392cm">
                <text:p/>
              </draw:line>
              <draw:line draw:style-name="gr16" draw:text-style-name="P10" draw:layer="layout" svg:x1="17.038cm" svg:y1="9.969cm" svg:x2="18.558cm" svg:y2="9.969cm">
                <text:p/>
              </draw:line>
              <draw:line draw:style-name="gr16" draw:text-style-name="P10" draw:layer="layout" svg:x1="17.798cm" svg:y1="9.966cm" svg:x2="17.798cm" svg:y2="10.54cm">
                <text:p/>
              </draw:line>
            </draw:g>
            <draw:line draw:style-name="gr14" draw:text-style-name="P10" draw:layer="layout" svg:x1="18.902cm" svg:y1="8.314cm" svg:x2="18.902cm" svg:y2="10.201cm">
              <text:p/>
            </draw:line>
            <draw:frame draw:style-name="gr10" draw:text-style-name="P9" draw:layer="layout" svg:width="1.162cm" svg:height="1.114cm" svg:x="16.635cm" svg:y="9.969cm">
              <draw:text-box>
                <text:p>C</text:p>
              </draw:text-box>
            </draw:frame>
            <draw:g xml:id="id14" draw:id="id14">
              <draw:line draw:style-name="gr17" draw:text-style-name="P10" draw:layer="layout" svg:x1="7.539cm" svg:y1="8.397cm" svg:x2="6.314cm" svg:y2="8.408cm">
                <text:p/>
              </draw:line>
              <draw:line draw:style-name="gr17" draw:text-style-name="P10" draw:layer="layout" svg:x1="7.54cm" svg:y1="8.391cm" svg:x2="6.315cm" svg:y2="8.402cm">
                <text:p/>
              </draw:line>
              <draw:line draw:style-name="gr17" draw:text-style-name="P10" draw:layer="layout" svg:x1="6.649cm" svg:y1="8.643cm" svg:x2="7.258cm" svg:y2="8.643cm">
                <text:p/>
              </draw:line>
              <draw:line draw:style-name="gr17" draw:text-style-name="P10" draw:layer="layout" svg:x1="6.813cm" svg:y1="8.854cm" svg:x2="7.106cm" svg:y2="8.854cm">
                <text:p/>
              </draw:line>
              <draw:line draw:style-name="gr17" draw:text-style-name="P10" draw:layer="layout" svg:x1="6.943cm" svg:y1="8.382cm" svg:x2="6.948cm" svg:y2="7.838cm">
                <text:p/>
              </draw:line>
            </draw:g>
            <draw:connector draw:style-name="gr18" draw:text-style-name="P8" draw:layer="layout" svg:x1="8.198cm" svg:y1="7.74cm" svg:x2="6.927cm" svg:y2="7.838cm" draw:start-shape="id13" draw:start-glue-point="6" draw:end-shape="id14" draw:end-glue-point="0" svg:d="M8198 7740h-1271v98" svg:viewBox="0 0 1272 99">
              <text:p/>
            </draw:connector>
            <draw:frame draw:style-name="gr19" draw:text-style-name="P9" draw:layer="layout" svg:width="0.853cm" svg:height="0.962cm" svg:x="8.031cm" svg:y="2.848cm">
              <draw:text-box>
                <text:p>1</text:p>
              </draw:text-box>
            </draw:frame>
            <draw:frame draw:style-name="gr19" draw:text-style-name="P9" draw:layer="layout" svg:width="0.853cm" svg:height="0.962cm" svg:x="12.832cm" svg:y="2.848cm">
              <draw:text-box>
                <text:p>2</text:p>
              </draw:text-box>
            </draw:frame>
            <draw:frame draw:style-name="gr19" draw:text-style-name="P9" draw:layer="layout" svg:width="0.853cm" svg:height="0.962cm" svg:x="17.332cm" svg:y="2.848cm">
              <draw:text-box>
                <text:p>3</text:p>
              </draw:text-box>
            </draw:frame>
            <draw:frame draw:style-name="gr19" draw:text-style-name="P9" draw:layer="layout" svg:width="0.853cm" svg:height="0.962cm" svg:x="13.332cm" svg:y="6.848cm">
              <draw:text-box>
                <text:p>5</text:p>
              </draw:text-box>
            </draw:frame>
            <draw:frame draw:style-name="gr19" draw:text-style-name="P9" draw:layer="layout" svg:width="0.853cm" svg:height="0.962cm" svg:x="8.031cm" svg:y="11.85cm">
              <draw:text-box>
                <text:p>7</text:p>
              </draw:text-box>
            </draw:frame>
            <draw:frame draw:style-name="gr19" draw:text-style-name="P9" draw:layer="layout" svg:width="0.853cm" svg:height="0.962cm" svg:x="12.832cm" svg:y="11.85cm">
              <draw:text-box>
                <text:p>8</text:p>
              </draw:text-box>
            </draw:frame>
            <draw:frame draw:style-name="gr19" draw:text-style-name="P9" draw:layer="layout" svg:width="0.853cm" svg:height="0.962cm" svg:x="17.833cm" svg:y="7.248cm">
              <draw:text-box>
                <text:p>6</text:p>
              </draw:text-box>
            </draw:frame>
          </draw:g>
          <draw:frame draw:style-name="gr20" draw:text-style-name="P12" draw:layer="layout" svg:width="2.6cm" svg:height="0.839cm" svg:x="9.6cm" svg:y="2.761cm">
            <draw:text-box>
              <text:p><text:span text:style-name="T7">+ <text:s text:c="9"/>-</text:span></text:p>
            </draw:text-box>
          </draw:frame>
          <draw:frame draw:style-name="gr21" draw:text-style-name="P12" draw:layer="layout" svg:width="2.6cm" svg:height="0.839cm" svg:x="14.378cm" svg:y="2.836cm">
            <draw:text-box>
              <text:p><text:span text:style-name="T7">- <text:s text:c="9"/>+</text:span></text:p>
            </draw:text-box>
          </draw:frame>
          <draw:frame draw:style-name="gr22" draw:text-style-name="P10" draw:layer="layout" svg:width="2.592cm" svg:height="0.846cm" svg:x="14.508cm" svg:y="6.694cm">
            <draw:image xlink:href="Pictures/100002010000006200000020851FD40179252218.png" xlink:type="simple" xlink:show="embed" xlink:actuate="onLoad" loext:mime-type="image/png">
              <text:p/>
            </draw:image>
          </draw:frame>
          <draw:frame draw:style-name="gr21" draw:text-style-name="P12" draw:layer="layout" svg:width="2.6cm" svg:height="0.839cm" svg:x="9.678cm" svg:y="6.737cm">
            <draw:text-box>
              <text:p><text:span text:style-name="T7">- <text:s text:c="9"/>+</text:span></text:p>
            </draw:text-box>
          </draw:frame>
          <draw:frame draw:style-name="gr20" draw:text-style-name="P12" draw:layer="layout" svg:width="2.6cm" svg:height="0.839cm" svg:x="9.6cm" svg:y="10.762cm">
            <draw:text-box>
              <text:p><text:span text:style-name="T7">+ <text:s text:c="9"/>-</text:span></text:p>
            </draw:text-box>
          </draw:frame>
          <draw:frame draw:style-name="gr23" draw:text-style-name="P12" draw:layer="layout" svg:width="0.7cm" svg:height="2.603cm" svg:x="7.4cm" svg:y="8.408cm">
            <draw:text-box>
              <text:p><text:span text:style-name="T7">+</text:span></text:p>
              <text:p><text:span text:style-name="T7"/></text:p>
              <text:p><text:span text:style-name="T7"><text:s text:c="2"/></text:span><text:span text:style-name="T7">-</text:span></text:p>
            </draw:text-box>
          </draw:frame>
          <draw:frame draw:style-name="gr24" draw:text-style-name="P12" draw:layer="layout" svg:width="1.197cm" svg:height="2.015cm" svg:x="18cm" svg:y="8.6cm">
            <draw:text-box>
              <text:p><text:span text:style-name="T7">+ <text:s text:c="7"/></text:span></text:p>
              <text:p><text:span text:style-name="T7">-</text:span></text:p>
            </draw:text-box>
          </draw:frame>
        </draw:g>
        <presentation:notes draw:style-name="dp2">
          <draw:page-thumbnail draw:style-name="gr25" draw:layer="layout" svg:width="19.798cm" svg:height="11.136cm" svg:x="0.6cm" svg:y="2.257cm" draw:page-number="1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2.629cm" svg:x="1.4cm" svg:y="0.628cm" presentation:class="title" presentation:placeholder="true">
        <draw:text-box/>
      </draw:frame>
      <draw:frame presentation:style-name="Padrã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Padrão-title" draw:layer="backgroundobjects" svg:width="19.798cm" svg:height="11.136cm" svg:x="0.6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03T22:41:48.185216521</meta:creation-date>
    <dc:date>2021-04-04T22:12:30.984690277</dc:date>
    <meta:editing-duration>PT12M57S</meta:editing-duration>
    <meta:editing-cycles>3</meta:editing-cycles>
    <meta:generator>LibreOffice/6.4.6.2$Linux_X86_64 LibreOffice_project/40$Build-2</meta:generator>
    <meta:document-statistic meta:object-count="97"/>
  </office:meta>
</office:document-meta>
</file>